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ff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ff0000" fo:font-style="italic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ff0000" fo:font-style="italic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ff0000" fo:font-style="italic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left="36.00pt" fo:text-indent="0.00pt" fo:margin-bottom="8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05.00%" fo:text-align="left" fo:margin-bottom="8.00pt"/>
    </style:style>
    <style:style style:name="P6" style:family="paragraph">
      <style:paragraph-properties fo:line-height="105.00%" fo:text-align="left" fo:margin-left="36.00pt" fo:text-indent="0.00p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left" fo:margin-left="0.00pt" fo:text-indent="35.40pt" fo:margin-bottom="8.00pt"/>
    </style: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5.00%" fo:text-align="left" fo:margin-left="0.00pt" fo:text-indent="35.40pt" fo:margin-bottom="8.00pt"/>
    </style: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5.00%" fo:text-align="left" fo:margin-left="0.00pt" fo:text-indent="35.40pt" fo:margin-bottom="8.00pt"/>
    </style:style>
    <style:style style:name="P13" style:family="paragraph">
      <style:paragraph-properties fo:line-height="105.00%" fo:text-align="left" fo:margin-bottom="8.00pt"/>
    </style:style>
    <style:style style:name="P14" style:family="paragraph">
      <style:paragraph-properties fo:line-height="105.00%" fo:text-align="left" fo:margin-bottom="8.00pt">
        <style:tab-stops>
          <style:tab-stop style:position="202.05pt"/>
        </style:tab-stops>
      </style:paragraph-properties>
    </style:style>
    <text:list-style style:name="L15">
      <text:list-level-style-bullet text:level="1" text:bullet-char="•">
        <style:list-level-properties text:space-before="159.60pt" text:min-label-width="18.00pt"/>
        <style:text-properties fo:font-family="Symbol"/>
      </text:list-level-style-bullet>
    </text:list-style>
    <style:style style:name="P15" style:family="paragraph">
      <style:paragraph-properties fo:line-height="105.00%" fo:text-align="left" fo:margin-bottom="8.00pt">
        <style:tab-stops>
          <style:tab-stop style:position="838364.00pt"/>
          <style:tab-stop style:position="838505.60pt"/>
          <style:tab-stop style:position="838530.05pt"/>
        </style:tab-stops>
      </style:paragraph-properties>
    </style:style>
    <style:style style:name="P16" style:family="paragraph">
      <style:paragraph-properties fo:line-height="105.00%" fo:text-align="left" fo:margin-bottom="8.00pt"/>
    </style:style>
    <style:style style:name="P17" style:family="paragraph">
      <style:paragraph-properties fo:line-height="105.00%" fo:text-align="left" fo:margin-bottom="8.00pt">
        <style:tab-stops>
          <style:tab-stop style:position="202.05pt"/>
        </style:tab-stops>
      </style:paragraph-properties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5.00%" fo:text-align="left" fo:margin-bottom="8.00pt">
        <style:tab-stops>
          <style:tab-stop style:position="94.05pt"/>
          <style:tab-stop style:position="838788.80pt"/>
        </style:tab-stops>
      </style:paragraph-properties>
    </style:style>
    <style:style style:name="P19" style:family="paragraph">
      <style:paragraph-properties fo:line-height="105.00%" fo:text-align="left" fo:margin-left="36.00pt" fo:text-indent="0.00pt" fo:margin-bottom="8.00pt">
        <style:tab-stops>
          <style:tab-stop style:position="166.05pt"/>
        </style:tab-stops>
      </style:paragraph-properties>
    </style:style>
    <style:style style:name="P20" style:family="paragraph">
      <style:paragraph-properties fo:line-height="105.00%" fo:text-align="center" fo:margin-bottom="8.00pt">
        <style:tab-stops>
          <style:tab-stop style:position="202.05pt"/>
        </style:tab-stops>
      </style:paragraph-properties>
    </style:style>
    <style:style style:name="P21" style:family="paragraph">
      <style:paragraph-properties fo:line-height="105.00%" fo:text-align="left" fo:margin-bottom="8.00pt">
        <style:tab-stops>
          <style:tab-stop style:position="202.05pt"/>
        </style:tab-stops>
      </style:paragraph-properties>
    </style:style>
    <style:style style:name="P22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Installation</text:span></text:p>
      <text:p text:style-name="P1"><text:span text:style-name="T2"/></text:p>
      <text:p text:style-name="P2"><text:span text:style-name="T3">Veuillez m'excuser pour le retard. Cependant, le document était déjà disponible sur GitHub, donc je n'ai pas pensé à le déposer sur Arche.</text:span></text:p>
      <text:p text:style-name="P2"><text:span text:style-name="T4"/></text:p>
      <text:p text:style-name="P2"><text:span text:style-name="T5">Information importante :</text:span></text:p>
      <text:p text:style-name="P2"><text:span text:style-name="T6">Ce document était initialement destiné à mes collègues développeurs pour l'installation de la version de développement du projet. La version de production est en ligne à l'adresse suivante :<text:s/></text:span><text:a xlink:href="http://wholikedthat.lol/"><text:span text:style-name="T8">http://wholikedthat.lol</text:span></text:a><text:span text:style-name="T9">.</text:span></text:p>
      <text:p text:style-name="P2"><text:span text:style-name="T10"/></text:p>
      <text:p text:style-name="P2"><text:span text:style-name="T11">Dans le fichier SpotifyAccount.txt, vous trouverez des comptes tests inscrits à la bêta de notre projet, avec des titres aimés associés. </text:span></text:p>
      <text:p text:style-name="P2"><text:span text:style-name="T12"/></text:p>
      <text:p text:style-name="P2"><text:span text:style-name="T13">(Pour rappel il n'est pas obligatoire d'avoir un compte Spotify premium pour jouer au jeu (</text:span><text:span text:style-name="T14">Spotify n'a pas été conçu pour être une application payante à la base et est la plateforme de streaming musical la plus utilisé</text:span><text:span text:style-name="T15">), donc si vous voulez être inscrit à la bêta avec votre propre compte veuillez me contacter à l'adresse : lorenzosgarra2903@gmail.com)</text:span></text:p>
      <text:p text:style-name="P2"><text:span text:style-name="T16"/></text:p>
      <text:p text:style-name="P2"><text:span text:style-name="T17">Notre jeu sera enfin ouvert à tout les autres comptes Spotify dans quelques jours, cela sera notifié.</text:span></text:p>
      <text:p text:style-name="P2"><text:span text:style-name="T18"/></text:p>
      <text:p text:style-name="P2"><text:span text:style-name="T19">Pour essayer de jouer une partie, il faut ouvrir trois navigateurs et se connecter avec les trois comptes disponibles, car une partie se joue avec un minimum de trois joueurs.</text:span></text:p>
      <text:p text:style-name="P2"><text:span text:style-name="T20"/></text:p>
      <text:p text:style-name="P2"><text:span text:style-name="T21">Merci de votre compréhension.</text:span></text:p>
      <text:p text:style-name="P2"><text:span text:style-name="T22"/></text:p>
      <text:p text:style-name="P2"><text:span text:style-name="T22"/></text:p>
      <text:p text:style-name="P2"><text:span text:style-name="T22"/></text:p>
      <text:p text:style-name="P2"><text:span text:style-name="T22"/></text:p>
      <text:p text:style-name="P2"><text:span text:style-name="T22"/></text:p>
      <text:p text:style-name="P2"><text:span text:style-name="T22"/></text:p>
      <text:p text:style-name="P2"><text:span text:style-name="T23">Prérequis</text:span><text:span text:style-name="T24"> : </text:span></text:p>
      <text:list text:style-name="L3">
        <text:list-item>
          <text:p text:style-name="P3"><text:span text:style-name="T24">Node doit être installé<text:line-break/></text:span><draw:frame text:anchor-type="as-char" svg:width="80.43mm" svg:height="7.20mm" style:rel-width="scale" style:rel-height="scale"><draw:object-ole xlink:href="OleObj1"/><draw:image xlink:href="ObjectReplacements/OleObj1"/></draw:frame><text:span text:style-name="T24"/></text:p>
        </text:list-item>
        <text:list-item>
          <text:p text:style-name="P3"><text:span text:style-name="T24">Angular doit être installé</text:span></text:p>
        </text:list-item>
      </text:list>
      <text:p text:style-name="P4"><draw:frame text:anchor-type="as-char" svg:width="78.32mm" svg:height="40.64mm" style:rel-width="scale" style:rel-height="scale"><draw:object-ole xlink:href="OleObj2"/><draw:image xlink:href="ObjectReplacements/OleObj2"/></draw:frame><text:span text:style-name="T25"/></text:p>
      <text:list text:style-name="L5">
        <text:list-item>
          <text:p text:style-name="P5"><text:span text:style-name="T26">Ionic doit être installé</text:span></text:p>
        </text:list-item>
      </text:list>
      <text:p text:style-name="P6"><draw:frame text:anchor-type="as-char" svg:width="80.01mm" svg:height="7.41mm" style:rel-width="scale" style:rel-height="scale"><draw:object-ole xlink:href="OleObj3"/><draw:image xlink:href="ObjectReplacements/OleObj3"/></draw:frame><text:span text:style-name="T27"/></text:p>
      <text:p text:style-name="P7"><text:span text:style-name="T27"/></text:p>
      <text:p text:style-name="P7"><text:span text:style-name="T27"/></text:p>
      <text:p text:style-name="P7"><text:span text:style-name="T28">Cloner le Répertoire :</text:span><text:span text:style-name="T29"><text:s/></text:span></text:p>
      <text:p text:style-name="P8"><text:span text:style-name="T29">Pour cloner le répertoire, utilisez la commande suivant :</text:span></text:p>
      <text:p text:style-name="P8"><text:span text:style-name="T30">git clone<text:s/></text:span><text:a xlink:href="https://github.com/LorenzoFlowFir/who_liked_that.git"><text:span text:style-name="T31">https://github.com/LorenzoFlowFir/who_liked_that.git</text:span></text:a><text:span text:style-name="T32"/></text:p>
      <text:p text:style-name="P8"><text:span text:style-name="T33"/></text:p>
      <text:p text:style-name="P9"><text:span text:style-name="T34">Installer les Modules :</text:span><text:span text:style-name="T35"><text:s/></text:span></text:p>
      <text:p text:style-name="P10"><text:span text:style-name="T35">Installez les modules nécessaires avec :</text:span></text:p>
      <text:p text:style-name="P10"><text:span text:style-name="T36">npm install </text:span></text:p>
      <text:p text:style-name="P11"><text:span text:style-name="T37"/></text:p>
      <text:p text:style-name="P11"><text:span text:style-name="T38">Lancer le Projet en Local :</text:span><text:span text:style-name="T39"><text:s/></text:span></text:p>
      <text:p text:style-name="P12"><text:span text:style-name="T39">Pour démarrer le projet localement, exécutez</text:span></text:p>
      <text:p text:style-name="P12"><text:span text:style-name="T40"><text:s/></text:span><text:span text:style-name="T41">ionic serve </text:span></text:p>
      <text:p text:style-name="P13"><draw:frame text:anchor-type="as-char" svg:width="165.10mm" svg:height="77.68mm" style:rel-width="scale" style:rel-height="scale"><draw:object-ole xlink:href="OleObj4"/><draw:image xlink:href="ObjectReplacements/OleObj4"/></draw:frame><text:span text:style-name="T42"/></text:p>
      <text:p text:style-name="P13"><text:span text:style-name="T43">Note Importante :</text:span></text:p>
      <text:p text:style-name="P13"><text:span text:style-name="T44">N’oubliez pas de coder en tenant compte du format iPhone XR, car il s'agit d'une application mobile. La partie ordinateur (desktop) n'est pas prioritaire pour ce projet.<text:line-break/><text:line-break/></text:span><draw:frame text:anchor-type="as-char" svg:width="165.10mm" svg:height="92.92mm" style:rel-width="scale" style:rel-height="scale"><draw:object-ole xlink:href="OleObj5"/><draw:image xlink:href="ObjectReplacements/OleObj5"/></draw:frame><text:span text:style-name="T44"><text:s/><text:line-break/></text:span><text:span text:style-name="T45"/></text:p>
      <text:p text:style-name="P13"><text:span text:style-name="T46">Extensions Recommandées</text:span></text:p>
      <text:p text:style-name="P13"><text:span text:style-name="T47">Je vous recommande FORTEMENT (svp) d'installer certaines extensions qui vous faciliteront grandement la tâche (ça nous évitera des bug bête) :</text:span></text:p>
      <text:p text:style-name="P13"><draw:frame text:anchor-type="as-char" svg:width="55.46mm" svg:height="117.48mm" style:rel-width="scale" style:rel-height="scale"><draw:object-ole xlink:href="OleObj6"/><draw:image xlink:href="ObjectReplacements/OleObj6"/></draw:frame><draw:frame text:anchor-type="as-char" svg:width="165.10mm" svg:height="28.36mm" style:rel-width="scale" style:rel-height="scale"><draw:object-ole xlink:href="OleObj7"/><draw:image xlink:href="ObjectReplacements/OleObj7"/></draw:frame><text:span text:style-name="T48"/></text:p>
      <text:p text:style-name="P14"><text:span text:style-name="T49"><text:tab/>Extension Ionic :</text:span></text:p>
      <text:list text:style-name="L15">
        <text:list-item>
          <text:p text:style-name="P15"><text:span text:style-name="T50">Cette extension simplifie la création de fichiers et de dossiers lors du développement de composants ou de pages. Elle est très simple d'utilisation et extrêmement pratique.</text:span></text:p>
        </text:list-item>
        <text:list-item>
          <text:p text:style-name="P15"><text:span text:style-name="T50">La configuration se fait automatiquement, vous laissant vous concentrer sur le codage.</text:span></text:p>
        </text:list-item>
      </text:list>
      <text:p text:style-name="P16"><text:span text:style-name="T51"/></text:p>
      <text:p text:style-name="P17"><text:span text:style-name="T51"/></text:p>
      <text:p text:style-name="P17"><text:span text:style-name="T52">Extensions Angular :</text:span></text:p>
      <text:list text:style-name="L18">
        <text:list-item>
          <text:p text:style-name="P18"><text:span text:style-name="T53">Installez également toutes les extensions liées à Angular, car elles s'avèrent très utiles dans le développement avec ce framework.</text:span></text:p>
        </text:list-item>
      </text:list>
      <text:p text:style-name="P19"><text:span text:style-name="T54"/></text:p>
      <text:p text:style-name="P20"><draw:frame text:anchor-type="as-char" svg:width="87.00mm" svg:height="27.09mm" style:rel-width="scale" style:rel-height="scale"><draw:object-ole xlink:href="OleObj8"/><draw:image xlink:href="ObjectReplacements/OleObj8"/></draw:frame><text:span text:style-name="T54"/></text:p>
      <text:p text:style-name="P20"><draw:frame text:anchor-type="as-char" svg:width="87.42mm" svg:height="30.48mm" style:rel-width="scale" style:rel-height="scale"><draw:object-ole xlink:href="OleObj9"/><draw:image xlink:href="ObjectReplacements/OleObj9"/></draw:frame><text:span text:style-name="T54"/></text:p>
      <text:p text:style-name="P20"><draw:frame text:anchor-type="as-char" svg:width="87.84mm" svg:height="34.08mm" style:rel-width="scale" style:rel-height="scale"><draw:object-ole xlink:href="OleObj10"/><draw:image xlink:href="ObjectReplacements/OleObj10"/></draw:frame><text:span text:style-name="T54"/></text:p>
      <text:p text:style-name="P20"><draw:frame text:anchor-type="as-char" svg:width="88.05mm" svg:height="29.00mm" style:rel-width="scale" style:rel-height="scale"><draw:object-ole xlink:href="OleObj11"/><draw:image xlink:href="ObjectReplacements/OleObj11"/></draw:frame><text:span text:style-name="T54"/></text:p>
      <text:p text:style-name="P21"><text:span text:style-name="T54"/></text:p>
      <text:p text:style-name="P21"><text:span text:style-name="T55">Faites un composant/services/pages à la fois.</text:span></text:p>
      <text:p text:style-name="P21"><text:span text:style-name="T55">N’hésitez pas à créer un service par composant si besoin</text:span></text:p>
      <text:p text:style-name="P21"><text:span text:style-name="T55">Pour les pages faisons par rapport à la maquette</text:span></text:p>
      <text:p text:style-name="P21"><text:span text:style-name="T56">Ne codez pas dans le main :<text:s/></text:span><text:span text:style-name="T57">Pour chaque composant ou page créez une branch sur le git, et mergez dès que le composant ou la page est complétement fini et bien testé </text:span></text:p>
      <text:p text:style-name="P22"><text:span text:style-name="T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